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Min." table:style-name="ce1">
            <text:p>Min.</text:p>
          </table:table-cell>
          <table:table-cell office:value-type="string" office:value="1st Qu." table:style-name="ce1">
            <text:p>1st Qu.</text:p>
          </table:table-cell>
          <table:table-cell office:value-type="string" office:value="Median" table:style-name="ce1">
            <text:p>Median</text:p>
          </table:table-cell>
          <table:table-cell office:value-type="string" office:value="Mean" table:style-name="ce1">
            <text:p>Mean</text:p>
          </table:table-cell>
          <table:table-cell office:value-type="string" office:value="3rd Qu." table:style-name="ce1">
            <text:p>3rd Qu.</text:p>
          </table:table-cell>
          <table:table-cell office:value-type="string" office:value="Max." table:style-name="ce1">
            <text:p>Max.</text:p>
          </table:table-cell>
        </table:table-row>
        <table:table-row>
          <table:table-cell office:value-type="float" office:value="27" table:style-name="ce1">
            <text:p>27</text:p>
          </table:table-cell>
          <table:table-cell office:value-type="float" office:value="34.25" table:style-name="ce1">
            <text:p>34.25</text:p>
          </table:table-cell>
          <table:table-cell office:value-type="float" office:value="45" table:style-name="ce1">
            <text:p>45</text:p>
          </table:table-cell>
          <table:table-cell office:value-type="float" office:value="52.3" table:style-name="ce1">
            <text:p>52.3</text:p>
          </table:table-cell>
          <table:table-cell office:value-type="float" office:value="57.75" table:style-name="ce1">
            <text:p>57.75</text:p>
          </table:table-cell>
          <table:table-cell office:value-type="float" office:value="200" table:style-name="ce1">
            <text:p>200</text:p>
          </table:table-cell>
        </table:table-row>
        <table:table-row>
          <table:table-cell office:value-type="float" office:value="43" table:style-name="ce1">
            <text:p>43</text:p>
          </table:table-cell>
          <table:table-cell office:value-type="float" office:value="1007" table:style-name="ce1">
            <text:p>1007</text:p>
          </table:table-cell>
          <table:table-cell office:value-type="float" office:value="1456.5" table:style-name="ce1">
            <text:p>1456.5</text:p>
          </table:table-cell>
          <table:table-cell office:value-type="float" office:value="2127.65957446808" table:style-name="ce1">
            <text:p>2127.65957446808</text:p>
          </table:table-cell>
          <table:table-cell office:value-type="float" office:value="2130.5" table:style-name="ce1">
            <text:p>2130.5</text:p>
          </table:table-cell>
          <table:table-cell office:value-type="float" office:value="46833" table:style-name="ce1">
            <text:p>4683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